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ec0b5" officeooo:paragraph-rsid="001ec0b5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1f01" officeooo:paragraph-rsid="0023f632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1f01" officeooo:paragraph-rsid="00258592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1f01" officeooo:paragraph-rsid="002aac2d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1f01" officeooo:paragraph-rsid="001f1f01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23deb" officeooo:paragraph-rsid="00223deb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3f632" officeooo:paragraph-rsid="0023f632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5480b" officeooo:paragraph-rsid="0025480b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5480b" officeooo:paragraph-rsid="002550a9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58592" officeooo:paragraph-rsid="00258592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6be0f" officeooo:paragraph-rsid="0026be0f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72f3d" officeooo:paragraph-rsid="00272f3d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aac2d" officeooo:paragraph-rsid="002aac2d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fo:font-weight="normal" officeooo:rsid="00291857" officeooo:paragraph-rsid="00291857" style:font-size-asian="12.25pt" style:font-weight-asian="normal" style:font-size-complex="14pt" style:font-weight-complex="normal"/>
    </style:style>
    <style:style style:name="P1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7" style:family="paragraph" style:parent-style-name="Heading_20_3">
      <style:paragraph-properties fo:line-height="150%"/>
      <style:text-properties style:font-name="Ubuntu"/>
    </style:style>
    <style:style style:name="P18" style:family="paragraph" style:parent-style-name="Standard">
      <style:paragraph-properties fo:line-height="150%"/>
      <style:text-properties style:font-name="Ubuntu" fo:font-size="14pt" officeooo:rsid="002550a9" officeooo:paragraph-rsid="002550a9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e6a8e" officeooo:paragraph-rsid="002e6a8e" style:font-size-asian="12.25pt" style:font-size-complex="14pt"/>
    </style:style>
    <style:style style:name="T1" style:family="text">
      <style:text-properties officeooo:rsid="002550a9"/>
    </style:style>
    <style:style style:name="T2" style:family="text">
      <style:text-properties officeooo:rsid="00258592"/>
    </style:style>
    <style:style style:name="T3" style:family="text">
      <style:text-properties officeooo:rsid="00272f3d"/>
    </style:style>
    <style:style style:name="T4" style:family="text">
      <style:text-properties officeooo:rsid="00291857"/>
    </style:style>
    <style:style style:name="T5" style:family="text">
      <style:text-properties officeooo:rsid="002aac2d"/>
    </style:style>
    <style:style style:name="T6" style:family="text">
      <style:text-properties fo:font-weight="bold" officeooo:rsid="002aac2d" style:font-weight-asian="bold" style:font-weight-complex="bold"/>
    </style:style>
    <style:style style:name="T7" style:family="text">
      <style:text-properties officeooo:rsid="002ca73e"/>
    </style:style>
    <style:style style:name="T8" style:family="text">
      <style:text-properties style:font-name="Ubuntu"/>
    </style:style>
    <style:style style:name="T9" style:family="text">
      <style:text-properties style:font-name="Ubuntu" officeooo:rsid="000da5c5"/>
    </style:style>
    <style:style style:name="T10" style:family="text">
      <style:text-properties style:font-name="Ubuntu" officeooo:rsid="000e64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Funções <text:span text:style-name="T7">01</text:span></text:h>
      <text:p text:style-name="P9">As funções são necessarias para facilitar na execução de alguma tarefa, </text:p>
      <text:p text:style-name="P18">fazendo com que apenas os valores se repitam e não o processo da execução, fazendo o codigo ficar mais organizado e limpo visualmente, deixando mais facil a leitura já que cada tarefa terá uma função para faze-la, <text:s/>uma função soma, outra diminui etc. Basicamente vai pegar um codigo repetido e concentrar ele em apenas um lugar e quando precisar basta chamar a função pelo nome.</text:p>
      <text:p text:style-name="P19">Em resumo <text:span text:style-name="T9">Funções são blocos de codigos reutilizaveis, ou seja, evita a repetição da logica de um programa em diversas partes do codigo. A função precisa ser invocada para ser executada. </text:span><text:span text:style-name="T10">Tem a possibilidade de usar o return </text:span><text:span text:style-name="T8">(</text:span><text:span text:style-name="T10">retornar o resultado para quem chamou a função</text:span><text:span text:style-name="T8">)</text:span></text:p>
      <text:p text:style-name="P9">_____________________________________________________________________</text:p>
      <text:h text:style-name="P16" text:outline-level="2">Formas de Criar e Trabalhar</text:h>
      <text:h text:style-name="P17" text:outline-level="3"><text:s/><text:span text:style-name="T1">Forma 1: Função </text:span><text:span text:style-name="T2">T</text:span><text:span text:style-name="T1">radicional</text:span></text:h>
      <text:p text:style-name="P10">Basta declarar a palavra-chave function, nomear a função e entre parênteses adicionar os parametros (ou argumentos), logo em seguida vai o bloco de codigo: os comandos da função, o que será executado e em que sequencia.</text:p>
      <text:p text:style-name="P10">Function nome-função(parametros) {codigo}</text:p>
      <text:p text:style-name="P3">___________________</text:p>
      <text:h text:style-name="P17" text:outline-level="3">Forma 2: Função Anonima</text:h>
      <text:p text:style-name="P11">Uma das caracteristicas do javascript é a possibilidade de atribuir funções a variaveis, ganhando o nome de funções anonimas. É <text:span text:style-name="T3">anonima pois não precisa de nome já que a variavel a qual ela esta atribuida já tem um, então basta chamar o nome da variavel para utilizar a função.</text:span></text:p>
      <text:p text:style-name="P12">Var nome-função = function(parametros) {codigo}</text:p>
      <text:p text:style-name="P5"><text:soft-page-break/>___________________</text:p>
      <text:p text:style-name="P5"/>
      <text:p text:style-name="P5"/>
      <text:h text:style-name="P17" text:outline-level="3">Forma 3: Função de Seta (arrow function)</text:h>
      <text:p text:style-name="P14">A arrow function é uma simplificação de todas as outras funções, é feita para facilitar e ter menos codigo, tornar o codigo pequeno e fazer só o necessario.</text:p>
      <text:p text:style-name="P14">Para declarar uma arrow function é necessario uma variavel que recebe parênteses e dentro parametros, fora dos parênteses um sinal de igual + maior que (&gt;) e um bloco de codigo:</text:p>
      <text:p text:style-name="P6">var nome-função = (param<text:span text:style-name="T4">etros</text:span>) =&gt; {codigo}</text:p>
      <text:p text:style-name="P13">Quando a função retornar apenas um valor direto, como em uma soma, é possível tirar o return e as chaves, fazendo ficar menor ainda:</text:p>
      <text:p text:style-name="P6">var nome-função = (param) =&gt; codigo</text:p>
      <text:p text:style-name="P13">Se apenas um parametro for passado é possível simplificar mais ainda tirando os parênteses:</text:p>
      <text:p text:style-name="P7">var nome-função = param =&gt; codigo</text:p>
      <text:p text:style-name="P2">_____________________________________________________________________</text:p>
      <text:h text:style-name="P16" text:outline-level="2">Diferença Arrow Function e Função Anonima</text:h>
      <text:p text:style-name="P13">A diferença aparece quando trabalhamos com o this (faz referencia ao objeto em si, objeto que estamos manipulando, faz uma auto-referencia) já que ao contrario das funções anonimas, a arrow function não consegue acessar o this de uma maneira simples.</text:p>
      <text:p text:style-name="P4">___________________</text:p>
      <text:p text:style-name="P8"><text:span text:style-name="T6">Obs:</text:span><text:span text:style-name="T5"> </text:span>Quando estamos no navegador, o this vai referenciar o objeto window <text:span text:style-name="T5">(</text:span>o maior objeto do navegador<text:span text:style-name="T5">)</text:span> já no node.js o this não vai <text:span text:style-name="T5">fazer</text:span> referencia a nada</text:p>
      <text:p text:style-name="P4">_____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4:07:41.953569154</meta:creation-date>
    <dc:date>2022-09-26T08:58:36.042925471</dc:date>
    <meta:editing-duration>PT14M5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28" meta:word-count="432" meta:character-count="2810" meta:non-whitespace-character-count="2403"/>
  </office:meta>
</office:document-meta>
</file>